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icrosoft YaHei UI" svg:font-family="'Microsoft YaHei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icrosoft YaHei UI1" svg:font-family="'Microsoft YaHei U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3785in" fo:margin-left="-0.3889in" fo:margin-top="0in" fo:margin-bottom="0in" table:align="left" style:writing-mode="lr-tb"/>
    </style:style>
    <style:style style:name="Table1.A" style:family="table-column">
      <style:table-column-properties style:column-width="0.784in"/>
    </style:style>
    <style:style style:name="Table1.B" style:family="table-column">
      <style:table-column-properties style:column-width="2.6576in"/>
    </style:style>
    <style:style style:name="Table1.C" style:family="table-column">
      <style:table-column-properties style:column-width="1.4278in"/>
    </style:style>
    <style:style style:name="Table1.D" style:family="table-column">
      <style:table-column-properties style:column-width="2.50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1.4028in" fo:keep-together="auto"/>
    </style:style>
    <style:style style:name="Table1.3" style:family="table-row">
      <style:table-row-properties style:min-row-height="0.4875in" fo:keep-together="auto"/>
    </style:style>
    <style:style style:name="Table1.4" style:family="table-row">
      <style:table-row-properties style:min-row-height="0.6819in" fo:keep-together="auto"/>
    </style:style>
    <style:style style:name="Table1.5" style:family="table-row">
      <style:table-row-properties style:min-row-height="1.4688in" fo:keep-together="auto"/>
    </style:style>
    <style:style style:name="P1" style:family="paragraph" style:parent-style-name="Standard">
      <style:text-properties style:font-name="Times New Roman" fo:font-size="12pt" style:font-size-asian="12pt" style:font-name-complex="Times New Roman1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2pt" fo:language="en" fo:country="US" style:letter-kerning="false" style:font-name-asian="宋体" style:font-size-asian="12pt" style:language-asian="zh" style:country-asian="CN" style:font-name-complex="Times New Roman1" style:font-size-complex="11pt" style:language-complex="ar" style:country-complex="SA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oBack"/></text:p>
      <text:p text:style-name="Standard"><text:span text:style-name="T1">S2 Table <text:s text:c="3"/>Distribution of SARSr-CoVs highly similar to SARS-CoV in the variable S, ORF3 and ORF8 genes in the single cave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Gene</text:p>
          </table:table-cell>
          <table:table-cell table:style-name="Table1.A1" office:value-type="string">
            <text:p text:style-name="P2">SARSr-CoV strains highly similar to SARS-CoV</text:p>
          </table:table-cell>
          <table:table-cell table:style-name="Table1.A1" office:value-type="string">
            <text:p text:style-name="P2">Sampling time</text:p>
            <text:p text:style-name="P2"><text:s/>(No. of strains)</text:p>
          </table:table-cell>
          <table:table-cell table:style-name="Table1.A1" office:value-type="string">
            <text:p text:style-name="P2">Bat species </text:p>
            <text:p text:style-name="P2">(No. of strains)</text:p>
          </table:table-cell>
        </table:table-row>
        <table:table-row table:style-name="Table1.2">
          <table:table-cell table:style-name="Table1.A1" office:value-type="string">
            <text:p text:style-name="P2">S-RBD</text:p>
          </table:table-cell>
          <table:table-cell table:style-name="Table1.A1" office:value-type="string">
            <text:p text:style-name="P2"><text:span text:style-name="T2">WIV1</text:span>, <text:span text:style-name="T2">Rs3367</text:span>, Rs4079, Rs4087, Rs4090, Rs4105, Rs4230, Rs4829, Rs4832, <text:span text:style-name="T2">WIV16</text:span>, <text:span text:style-name="T2">Rs4874</text:span>, Rs4952,</text:p>
            <text:p text:style-name="P2">Rs7326, <text:span text:style-name="T2">Rs7327</text:span>, <text:span text:style-name="T2">Rs9401</text:span>, Rs9403</text:p>
          </table:table-cell>
          <table:table-cell table:style-name="Table1.A1" office:value-type="string">
            <text:p text:style-name="P2">May 2012 (2)</text:p>
            <text:p text:style-name="P2">Sep 2012 (4)</text:p>
            <text:p text:style-name="P2">Apr 2013 (1)</text:p>
            <text:p text:style-name="P2">Jul 2013 (5)</text:p>
            <text:p text:style-name="P2">Oct 2014 (2)</text:p>
            <text:p text:style-name="P2">Oct 2015 (2)</text:p>
          </table:table-cell>
          <table:table-cell table:style-name="Table1.A1" office:value-type="string">
            <text:p text:style-name="P2"><text:span text:style-name="T3">Rhinolophus sinicus</text:span> (16)</text:p>
          </table:table-cell>
        </table:table-row>
        <table:table-row table:style-name="Table1.3">
          <table:table-cell table:style-name="Table1.A1" office:value-type="string">
            <text:p text:style-name="P2">S-NTD</text:p>
          </table:table-cell>
          <table:table-cell table:style-name="Table1.A1" office:value-type="string">
            <text:p text:style-name="P2"><text:span text:style-name="T2">Rs4231</text:span>, <text:span text:style-name="T2">WIV16</text:span>, <text:span text:style-name="T2">Rs4874</text:span>, Rs4952</text:p>
          </table:table-cell>
          <table:table-cell table:style-name="Table1.A1" office:value-type="string">
            <text:p text:style-name="P2">Apr 2013 (1)</text:p>
            <text:p text:style-name="P2">Jul 2013 (3)</text:p>
          </table:table-cell>
          <table:table-cell table:style-name="Table1.A1" office:value-type="string">
            <text:p text:style-name="P2"><text:span text:style-name="T3">Rhinolophus sinicus </text:span>(4)</text:p>
          </table:table-cell>
        </table:table-row>
        <table:table-row table:style-name="Table1.4">
          <table:table-cell table:style-name="Table1.A1" office:value-type="string">
            <text:p text:style-name="P2">ORF8</text:p>
          </table:table-cell>
          <table:table-cell table:style-name="Table1.A1" office:value-type="string">
            <text:p text:style-name="P2">Rs3261, Rf4075, <text:span text:style-name="T2">Rs4084</text:span>, Rs4091, <text:span text:style-name="T2">Rf4092</text:span>, Rs4110, Rf4122, Rs4832, Rs4943</text:p>
          </table:table-cell>
          <table:table-cell table:style-name="Table1.A1" office:value-type="string">
            <text:p text:style-name="P2">Oct 2011 (1)</text:p>
            <text:p text:style-name="P2">Sep 2012 (6)</text:p>
            <text:p text:style-name="P2">Jul 2013 (2)</text:p>
          </table:table-cell>
          <table:table-cell table:style-name="Table1.A1" office:value-type="string">
            <text:p text:style-name="P2"><text:span text:style-name="T3">Rhinolophus sinicus</text:span> (6)</text:p>
            <text:p text:style-name="P2"><text:span text:style-name="T3">Rhinolophus ferrumequinum</text:span> (3)</text:p>
          </table:table-cell>
        </table:table-row>
        <table:table-row table:style-name="Table1.5">
          <table:table-cell table:style-name="Table1.A1" office:value-type="string">
            <text:p text:style-name="P2">ORF3a</text:p>
          </table:table-cell>
          <table:table-cell table:style-name="Table1.A1" office:value-type="string">
            <text:p text:style-name="P2"><text:span text:style-name="T2">RsSHC014</text:span>, <text:span text:style-name="T2">WIV1</text:span>, <text:span text:style-name="T2">Rs3367</text:span>, Rs3369, <text:span text:style-name="T2">Rs4084</text:span>, Rs4087, Rs4090, Rs4105, <text:span text:style-name="T2">Rs4231</text:span>, Rs4829, <text:span text:style-name="T2">WIV16</text:span>, <text:span text:style-name="T2">Rs4874</text:span>, Rs4900, Rs4952, Rs7326, <text:span text:style-name="T2">Rs7327</text:span>, <text:span text:style-name="T2">Rs9401</text:span></text:p>
          </table:table-cell>
          <table:table-cell table:style-name="Table1.A1" office:value-type="string">
            <text:p text:style-name="P2">Apr 2011 (1)</text:p>
            <text:p text:style-name="P2">May 2012 (3)</text:p>
            <text:p text:style-name="P2">Sep 2012 (4)</text:p>
            <text:p text:style-name="P2">Apr 2013 (1)</text:p>
            <text:p text:style-name="P2">Jul 2013 (5)</text:p>
            <text:p text:style-name="P2">Oct 2014 (2)</text:p>
            <text:p text:style-name="P2">Oct 2015 (1) </text:p>
          </table:table-cell>
          <table:table-cell table:style-name="Table1.A1" office:value-type="string">
            <text:p text:style-name="P2"><text:span text:style-name="T3">Rhinolophus sinicus</text:span> (17)</text:p>
          </table:table-cell>
        </table:table-row>
        <table:table-row table:style-name="Table1.1">
          <table:table-cell table:style-name="Table1.A1" office:value-type="string">
            <text:p text:style-name="P2">ORF3b</text:p>
          </table:table-cell>
          <table:table-cell table:style-name="Table1.A1" office:value-type="string">
            <text:p text:style-name="P2">Rs7326, <text:span text:style-name="T2">Rs7327</text:span></text:p>
          </table:table-cell>
          <table:table-cell table:style-name="Table1.A1" office:value-type="string">
            <text:p text:style-name="P2">Oct 2014 (2)</text:p>
          </table:table-cell>
          <table:table-cell table:style-name="Table1.A1" office:value-type="string">
            <text:p text:style-name="P2"><text:span text:style-name="T3">Rhinolophus sinicus</text:span> (2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icrosoft YaHei UI" svg:font-family="'Microsoft YaHei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icrosoft YaHei UI1" svg:font-family="'Microsoft YaHei UI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Microsoft YaHei UI" fo:font-family="'Microsoft YaHei UI'" style:font-family-generic="roman" style:font-pitch="variable" fo:font-size="9pt" style:font-name-asian="Microsoft YaHei UI1" style:font-family-asian="'Microsoft YaHei UI'" style:font-family-generic-asian="system" style:font-pitch-asian="variable" style:font-size-asian="9pt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Microsoft YaHei UI" fo:font-family="'Microsoft YaHei UI'" style:font-family-generic="roman" style:font-pitch="variable" fo:font-size="9pt" style:font-name-asian="Microsoft YaHei UI1" style:font-family-asian="'Microsoft YaHei UI'" style:font-family-generic-asian="system" style:font-pitch-asian="variable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Ben</meta:initial-creator>
    <dc:creator>Eric Smith</dc:creator>
    <meta:editing-cycles>2</meta:editing-cycles>
    <meta:creation-date>2020-05-02T19:24:00</meta:creation-date>
    <dc:date>2020-05-02T19:24:00</dc:date>
    <meta:editing-duration>PT1M</meta:editing-duration>
    <meta:generator>LibreOffice/7.0.1.2$Linux_X86_64 LibreOffice_project/7cbcfc562f6eb6708b5ff7d7397325de9e764452</meta:generator>
    <meta:document-statistic meta:table-count="1" meta:image-count="0" meta:object-count="0" meta:page-count="1" meta:paragraph-count="43" meta:word-count="166" meta:character-count="996" meta:non-whitespace-character-count="8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